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Roboto" svg:font-family="Roboto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30303" style:font-name="Roboto" fo:font-size="14pt" fo:letter-spacing="normal" fo:font-style="normal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30303" style:font-name="Roboto" fo:font-size="11pt" fo:letter-spacing="normal" fo:font-style="normal" style:text-underline-style="none" fo:font-weight="normal" style:font-size-asian="9.60000038146973pt" style:font-weight-asian="normal" style:font-size-complex="11pt" style:font-weight-complex="normal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30303" style:font-name="Roboto" fo:font-size="11pt" fo:letter-spacing="normal" fo:font-style="normal" style:text-underline-style="none" fo:font-weight="normal" officeooo:paragraph-rsid="0005f7a2" style:font-size-asian="9.60000038146973pt" style:font-weight-asian="normal" style:font-size-complex="11pt" style:font-weight-complex="normal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30303" style:font-name="Roboto" fo:font-size="11pt" fo:letter-spacing="normal" fo:font-style="normal" style:text-underline-style="none" fo:font-weight="normal" officeooo:rsid="0005f7a2" officeooo:paragraph-rsid="0005f7a2" style:font-size-asian="9.60000038146973pt" style:font-weight-asian="normal" style:font-size-complex="11pt" style:font-weight-complex="normal"/>
    </style:style>
    <style:style style:name="T1" style:family="text">
      <style:text-properties officeooo:rsid="0005f7a2"/>
    </style:style>
    <style:style style:name="T2" style:family="text">
      <style:text-properties officeooo:rsid="0006627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etting started - Install Git </text:p>
      <text:p text:style-name="P1"/>
      <text:p text:style-name="P2">Step 1 : Check if git is already installed.</text:p>
      <text:p text:style-name="P2"><text:s text:c="2"/>terminal - git --version</text:p>
      <text:p text:style-name="P2"/>
      <text:p text:style-name="P2">Step 2 : Download and install git</text:p>
      <text:p text:style-name="P2"><text:s/><text:span text:style-name="T1">For Linux-&gt;</text:span> <text:a xlink:type="simple" xlink:href="https://git-scm.com/download/linux" text:style-name="Internet_20_link" text:visited-style-name="Visited_20_Internet_20_Link">https://git-scm.com/download/</text:a><text:a xlink:type="simple" xlink:href="https://git-scm.com/download/linux" text:style-name="Internet_20_link" text:visited-style-name="Visited_20_Internet_20_Link"><text:span text:style-name="T1">linux</text:span></text:a></text:p>
      <text:p text:style-name="P4"><text:s/>For Mac-&gt; <text:s/><text:a xlink:type="simple" xlink:href="https://git-scm.com/download/mac" text:style-name="Internet_20_link" text:visited-style-name="Visited_20_Internet_20_Link">https://git-scm.com/download/mac</text:a></text:p>
      <text:p text:style-name="P4">For Window-&gt; <text:s/><text:a xlink:type="simple" xlink:href="https://git-scm.com/download/win" text:style-name="Internet_20_link" text:visited-style-name="Visited_20_Internet_20_Link">https://git-scm.com/download/w</text:a><text:a xlink:type="simple" xlink:href="https://git-scm.com/download/win" text:style-name="Internet_20_link" text:visited-style-name="Visited_20_Internet_20_Link"><text:span text:style-name="T2">in</text:span></text:a></text:p>
      <text:p text:style-name="P3"/>
      <text:p text:style-name="P2">Step 3 : Signup and create a account on GitHub</text:p>
      <text:p text:style-name="P2"><text:s text:c="2"/>https://github.com/</text:p>
      <text:p text:style-name="P2"/>
      <text:p text:style-name="P2">Step 4 : Add your github email and username to git</text:p>
      <text:p text:style-name="P2"><text:s text:c="2"/>git config --global user.email "yourGitHub@email.com"</text:p>
      <text:p text:style-name="P2"><text:s text:c="2"/>git config --global user.name "yourGitHubusername"</text:p>
      <text:p text:style-name="P2"/>
      <text:p text:style-name="P2"/>
      <text:p text:style-name="P2">Step 5 : Add file/folders to git - tracking</text:p>
      <text:p text:style-name="P2"/>
      <text:p text:style-name="P2">Step 6 : Commands</text:p>
      <text:p text:style-name="P2"><text:s text:c="3"/>- terminal - goto the location of the folder/project</text:p>
      <text:p text:style-name="P2"><text:s text:c="10"/>- git init</text:p>
      <text:p text:style-name="P2"><text:s text:c="3"/>- git status</text:p>
      <text:p text:style-name="P2"><text:s text:c="3"/>- git add</text:p>
      <text:p text:style-name="P2"><text:s text:c="3"/>- git commit -m “…..”</text:p>
      <text:p text:style-name="P2"><text:s text:c="3"/>- git remote add origin “location of remote repo”</text:p>
      <text:p text:style-name="P2"><text:s text:c="3"/>- git push -u origin master</text:p>
      <text:p text:style-name="P2"><text:s text:c="3"/>- git log</text:p>
      <text:p text:style-name="P2"><text:s text:c="3"/>- git --help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Roboto" svg:font-family="Roboto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30T20:31:32.191266241</meta:creation-date>
    <dc:date>2020-10-30T20:45:39.255076310</dc:date>
    <meta:editing-duration>PT14M5S</meta:editing-duration>
    <meta:editing-cycles>6</meta:editing-cycles>
    <meta:generator>LibreOffice/6.4.5.2$Linux_X86_64 LibreOffice_project/40$Build-2</meta:generator>
    <meta:document-statistic meta:table-count="0" meta:image-count="0" meta:object-count="0" meta:page-count="1" meta:paragraph-count="23" meta:word-count="127" meta:character-count="788" meta:non-whitespace-character-count="641"/>
  </office:meta>
</office:document-meta>
</file>